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9" style:family="table-cell" style:parent-style-name="Default">
      <style:text-properties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x-Rx separation [m]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62.150000765612" calcext:value-type="float">
            <text:p>162.2</text:p>
          </table:table-cell>
          <table:table-cell table:style-name="ce5" office:value-type="float" office:value="57.6367861019727" calcext:value-type="float">
            <text:p>57.6</text:p>
          </table:table-cell>
          <table:table-cell table:style-name="ce5" office:value-type="float" office:value="263.157894736842" calcext:value-type="float">
            <text:p>263.2</text:p>
          </table:table-cell>
          <table:table-cell table:style-name="ce6" office:value-type="float" office:value="3470006.11113455" calcext:value-type="float">
            <text:p>3470006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95.886119194019" calcext:value-type="float">
            <text:p>195.9</text:p>
          </table:table-cell>
          <table:table-cell table:style-name="ce5" office:value-type="float" office:value="80.2845368234729" calcext:value-type="float">
            <text:p>80.3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491139.73765277" calcext:value-type="float">
            <text:p>2491140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75.516587584727" calcext:value-type="float">
            <text:p>175.5</text:p>
          </table:table-cell>
          <table:table-cell table:style-name="ce5" office:value-type="float" office:value="85.4636529333646" calcext:value-type="float">
            <text:p>85.5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340176.1232455" calcext:value-type="float">
            <text:p>2340176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27.781395334255" calcext:value-type="float">
            <text:p>227.8</text:p>
          </table:table-cell>
          <table:table-cell table:style-name="ce5" office:value-type="float" office:value="90.2533722109927" calcext:value-type="float">
            <text:p>90.3</text:p>
          </table:table-cell>
          <table:table-cell table:style-name="ce5" office:value-type="float" office:value="526.315789473684" calcext:value-type="float">
            <text:p>526.3</text:p>
          </table:table-cell>
          <table:table-cell table:style-name="ce6" office:value-type="float" office:value="2215983.68127945" calcext:value-type="float">
            <text:p>2215984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1" table:formula="of:=SUM([.E3:.E6])" office:value-type="float" office:value="1684.21052631579" calcext:value-type="float">
            <text:p>1,684.21</text:p>
          </table:table-cell>
          <table:table-cell table:style-name="ce1" table:formula="of:=[.E7]/4" office:value-type="float" office:value="421.052631578948" calcext:value-type="float">
            <text:p>421.0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tial</text:p>
          </table:table-cell>
          <table:table-cell table:style-name="ce5" office:value-type="float" office:value="113.311334996814" calcext:value-type="float">
            <text:p>113.3</text:p>
          </table:table-cell>
          <table:table-cell table:style-name="ce5" office:value-type="float" office:value="77.2393534359338" calcext:value-type="float">
            <text:p>77.2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5" office:value-type="float" office:value="2589353.6274341" calcext:value-type="float">
            <text:p>2,589,353.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5" office:value-type="float" office:value="45.7201462973934" calcext:value-type="float">
            <text:p>45.7</text:p>
          </table:table-cell>
          <table:table-cell table:style-name="ce5" office:value-type="float" office:value="59.1980882471127" calcext:value-type="float">
            <text:p>59.2</text:p>
          </table:table-cell>
          <table:table-cell table:style-name="ce5" office:value-type="float" office:value="255.913669829589" calcext:value-type="float">
            <text:p>255.9</text:p>
          </table:table-cell>
          <table:table-cell table:style-name="ce5" office:value-type="float" office:value="3378487.48029046" calcext:value-type="float">
            <text:p>3,378,487.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35764705882353" calcext:value-type="float">
            <text:p>0.035764705882353</text:p>
          </table:table-cell>
          <table:table-cell office:value-type="float" office:value="69.191" calcext:value-type="float">
            <text:p>69.191</text:p>
          </table:table-cell>
          <table:table-cell office:value-type="float" office:value="23.6470934065934" calcext:value-type="float">
            <text:p>23.6470934065934</text:p>
          </table:table-cell>
          <table:table-cell office:value-type="float" office:value="0.062034582417582" calcext:value-type="float">
            <text:p>0.0620345824175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5:13:19.260675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1-23T17:12:35.992960722</dc:date>
    <meta:editing-duration>PT8H8M1S</meta:editing-duration>
    <meta:editing-cycles>8</meta:editing-cycles>
    <meta:generator>LibreOffice/6.0.7.3$Linux_X86_64 LibreOffice_project/00m0$Build-3</meta:generator>
    <meta:document-statistic meta:table-count="2" meta:cell-count="228" meta:object-count="0"/>
  </office:meta>
</office:document-meta>
</file>